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552" officeooo:paragraph-rsid="000f4552"/>
    </style:style>
    <style:style style:name="P2" style:family="paragraph" style:parent-style-name="Standard" style:list-style-name="L1">
      <style:text-properties officeooo:rsid="000f4552" officeooo:paragraph-rsid="000f4552"/>
    </style:style>
    <style:style style:name="P3" style:family="paragraph" style:parent-style-name="Standard">
      <style:text-properties style:text-underline-style="solid" style:text-underline-width="auto" style:text-underline-color="font-color" officeooo:rsid="000f4552" officeooo:paragraph-rsid="000f4552"/>
    </style:style>
    <style:style style:name="P4" style:family="paragraph" style:parent-style-name="Standard">
      <style:text-properties officeooo:paragraph-rsid="000f4552"/>
    </style:style>
    <style:style style:name="P5" style:family="paragraph" style:parent-style-name="Standard">
      <style:text-properties style:text-underline-style="none" officeooo:rsid="000f4552" officeooo:paragraph-rsid="000f4552"/>
    </style:style>
    <style:style style:name="P6" style:family="paragraph" style:parent-style-name="Standard" style:list-style-name="L1">
      <style:text-properties officeooo:paragraph-rsid="000f4552"/>
    </style:style>
    <style:style style:name="T1" style:family="text">
      <style:text-properties officeooo:rsid="000f4552"/>
    </style:style>
    <style:style style:name="T2" style:family="text">
      <style:text-properties fo:font-weight="bold" officeooo:rsid="000f4552" style:font-weight-asian="bold" style:font-weight-complex="bold"/>
    </style:style>
    <style:style style:name="T3" style:family="text">
      <style:text-properties style:text-underline-style="none" officeooo:rsid="000f455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style:font-name="Helvetica Neue" fo:font-size="9pt" fo:letter-spacing="normal" fo:font-style="normal" fo:font-weight="bold"/>
    </style:style>
    <style:style style:name="T6" style:family="text">
      <style:text-properties fo:font-variant="normal" fo:text-transform="none" fo:color="#000000" style:font-name="Helvetica Neue" fo:font-size="9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Helvetica Neue" fo:font-size="9pt" fo:letter-spacing="normal" fo:font-style="normal" fo:font-weight="normal" officeooo:rsid="000f455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span text:style-name="T1">S Sai Girish</text:span></text:p>
      <text:p text:style-name="Standard"/>
      <text:p text:style-name="P3">Overview :</text:p>
      <text:p text:style-name="P3"/>
      <text:p text:style-name="P5"><text:tab/>Using Machine Learning to create a model that predicts which passengers survived the Titanic shipwreck.</text:p>
      <text:p text:style-name="P5"/>
      <text:p text:style-name="P5"><text:s/></text:p>
      <text:p text:style-name="P3">Data :</text:p>
      <text:p text:style-name="P5"/>
      <text:p text:style-name="P4"><text:span text:style-name="T3"><text:tab/>Using kaggle Titanic Dataset (</text:span><text:a xlink:type="simple" xlink:href="https://www.kaggle.com/c/titanic/data" text:style-name="Internet_20_link" text:visited-style-name="Visited_20_Internet_20_Link">https://www.kaggle.com/c/titanic/data</text:a><text:span text:style-name="T1">) and try to understand and analyze data.</text:span></text:p>
      <text:p text:style-name="P4"/>
      <text:p text:style-name="P1"><text:span text:style-name="T4">Analysis:</text:span> </text:p>
      <text:p text:style-name="P1"/>
      <text:list xml:id="list4167867045" text:style-name="L1">
        <text:list-item>
          <text:p text:style-name="P6"><text:span text:style-name="T1">There are 891 records.</text:span></text:p>
        </text:list-item>
        <text:list-item>
          <text:p text:style-name="P6"><text:span text:style-name="T1">Columns : </text:span><text:span text:style-name="T6">PassengerId, </text:span><text:span text:style-name="T7">Survived, Pclass, Name, Sex, Age, SibSp, Parch, Ticket, Fare, Cabin, Embarked.</text:span></text:p>
        </text:list-item>
        <text:list-item>
          <text:p text:style-name="P2">We fnd that 74.2% of all the females survived compared to 18.8% of all the males.</text:p>
        </text:list-item>
        <text:list-item>
          <text:p text:style-name="P2">We find that 62.9% of all the high class, 47.2% of all the middle class and 24.2% of all the lower class people survived.</text:p>
        </text:list-item>
        <text:list-item>
          <text:p text:style-name="P2">We find that 46.6% of all the people who have siblings/spouses survived compared to 34.5% of those people who didn’t have any siblings/spouses.</text:p>
        </text:list-item>
        <text:list-item>
          <text:p text:style-name="P2">We find that 51.1% of all the people who had parents/children survived compared to 34.3% of all the people who didn’t have parents/children.</text:p>
        </text:list-item>
        <text:list-item>
          <text:p text:style-name="P2">We also find that the data is not complete, there are few missing values. Age column has 177 missing values, cabin column has 687 missing values and Embarked column has 2 missing values. <text:tab/></text:p>
        </text:list-item>
      </text:list>
      <text:p text:style-name="P1"/>
      <text:p text:style-name="P1"><text:span text:style-name="T4">Conclusion</text:span>:</text:p>
      <text:p text:style-name="P1"/>
      <text:p text:style-name="P1"><text:tab/>We can conclude that chances of surviving are high for females, high class, people who have siblings/spouses, people who have parents/children when compared to males, low class, people who don’t have siblings/spouses and people who don’t have parents/child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officeooo:rsid="000f4552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Data Analysis Assignment (Titanic Dataset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35:48.223839055</meta:creation-date>
    <dc:date>2020-04-20T21:55:22.861189120</dc:date>
    <meta:editing-duration>PT4S</meta:editing-duration>
    <meta:editing-cycles>1</meta:editing-cycles>
    <meta:document-statistic meta:table-count="0" meta:image-count="0" meta:object-count="0" meta:page-count="1" meta:paragraph-count="17" meta:word-count="223" meta:character-count="1381" meta:non-whitespace-character-count="1162"/>
    <meta:generator>LibreOffice/6.0.7.3$Linux_X86_64 LibreOffice_project/00m0$Build-3</meta:generator>
  </office:meta>
</office:document-meta>
</file>